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1c066" officeooo:paragraph-rsid="0001c066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éfaut:</text:p>
      <text:p text:style-name="P1"><text:span text:style-name="T1">Capricieuse</text:span></text:p>
      <text:p text:style-name="P1"><text:span text:style-name="T1">Ne contrôle pas toujours ses pouvoirs</text:span></text:p>
      <text:p text:style-name="P1"><text:span text:style-name="T1">S'imagine extraordinaire</text:span></text:p>
      <text:p text:style-name="P1"><text:span text:style-name="T1">passe du coq à l'âne</text:span></text:p>
      <text:p text:style-name="P1"><text:span text:style-name="T1">Hoquet permanent</text:span></text:p>
      <text:p text:style-name="P1"><text:span text:style-name="T1">Irresistiblement attirée par son refl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0S</meta:editing-duration>
    <meta:editing-cycles>3</meta:editing-cycles>
    <meta:generator>LibreOffice/5.3.6.1$Windows_x86 LibreOffice_project/686f202eff87ef707079aeb7f485847613344eb7</meta:generator>
    <dc:date>2018-03-06T21:24:02.387000000</dc:date>
    <meta:document-statistic meta:table-count="0" meta:image-count="0" meta:object-count="0" meta:page-count="1" meta:paragraph-count="7" meta:word-count="22" meta:character-count="154" meta:non-whitespace-character-count="139"/>
    <meta:user-defined meta:name="Info 1"/>
    <meta:user-defined meta:name="Info 2"/>
    <meta:user-defined meta:name="Info 3"/>
    <meta:user-defined meta:name="Info 4"/>
  </office:meta>
</office:document-meta>
</file>